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99.86pt"/>
    </style:style>
    <style:style style:name="co3" style:family="table-column">
      <style:table-column-properties fo:break-before="auto" style:column-width="480.9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2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d1c24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e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riginal </text:p>
          </table:table-cell>
          <table:table-cell office:value-type="string" calcext:value-type="string">
            <text:p>UMLS</text:p>
          </table:table-cell>
          <table:table-cell office:value-type="string" calcext:value-type="string">
            <text:p>Relevance feedback</text:p>
          </table:table-cell>
          <table:table-cell office:value-type="string" calcext:value-type="string">
            <text:p>Word embed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malignant melano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MELA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ectal cancer</text:p>
          </table:table-cell>
          <table:table-cell office:value-type="string" calcext:value-type="string">
            <text:p>Colo-rectal cancer, Colorectal Carcinoma</text:p>
          </table:table-cell>
          <table:table-cell office:value-type="string" calcext:value-type="string">
            <text:p>Colorectal cancer (CRC), bowel cancer, colon can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ullary thyroid carcinoma</text:p>
          </table:table-cell>
          <table:table-cell office:value-type="string" calcext:value-type="string">
            <text:p>Medullary carcinoma of thyroid</text:p>
          </table:table-cell>
          <table:table-cell office:value-type="string" calcext:value-type="string">
            <text:p>M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roblastoma</text:p>
          </table:table-cell>
          <table:table-cell office:value-type="string" calcext:value-type="string">
            <text:p>Central neuroblast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ophageal cancer</text:p>
          </table:table-cell>
          <table:table-cell office:value-type="string" calcext:value-type="string">
            <text:p>Esophageal Neoplasms, Esophageal carcinoma, Malignant neoplasm of esophagus</text:p>
          </table:table-cell>
          <table:table-cell office:value-type="string" calcext:value-type="string">
            <text:p>The two main sub-types of the disease are esophageal squamous-cell carcinoma (often abbreviated to ESCC) and esophageal adenocarcinoma (EA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g cancer</text:p>
          </table:table-cell>
          <table:table-cell office:value-type="string" calcext:value-type="string">
            <text:p>Carcinoma of lung, Malignant neoplasm of lung</text:p>
          </table:table-cell>
          <table:table-cell office:value-type="string" calcext:value-type="string">
            <text:p>lung carcinoma, The two main types are small-cell lung carcinoma (SCLC) and non-small-cell lung carcinoma (NSCL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 and neck squamous cell carcinoma</text:p>
          </table:table-cell>
          <table:table-cell office:value-type="string" calcext:value-type="string">
            <text:p>Head and Cervical Squamous Cell Carcinoma</text:p>
          </table:table-cell>
          <table:table-cell office:value-type="string" calcext:value-type="string">
            <text:p>HNS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kemia</text:p>
          </table:table-cell>
          <table:table-cell office:value-type="string" calcext:value-type="string">
            <text:p>Leukemia</text:p>
          </table:table-cell>
          <table:table-cell office:value-type="string" calcext:value-type="string">
            <text:p>spelled leukaemia, There are four main types of leukemia — acute lymphoblastic leukemia (ALL), acute myeloid leukemia (AML), chronic lymphocytic leukemia (CLL) and chronic myeloid leukemia (CM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tric cancer</text:p>
          </table:table-cell>
          <table:table-cell office:value-type="string" calcext:value-type="string">
            <text:p>Malignant neoplasm of stomach, Stomach Carcinoma</text:p>
          </table:table-cell>
          <table:table-cell office:value-type="string" calcext:value-type="string">
            <text:p>Stomach canc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rc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st cancer</text:p>
          </table:table-cell>
          <table:table-cell office:value-type="string" calcext:value-type="string">
            <text:p>Breast Carcinoma, Malignant neoplasm of breast</text:p>
          </table:table-cell>
          <table:table-cell office:value-type="string" calcext:value-type="string">
            <text:p>there are more than 18 other sub-types of breast can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g cancer</text:p>
          </table:table-cell>
          <table:table-cell office:value-type="string" calcext:value-type="string">
            <text:p>Carcinoma of lung, Malignant neoplasm of l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small cell carcinoma</text:p>
          </table:table-cell>
          <table:table-cell office:value-type="string" calcext:value-type="string">
            <text:p>Non-Small Cell Carcinoma</text:p>
          </table:table-cell>
          <table:table-cell office:value-type="string" calcext:value-type="string">
            <text:p>Non-small cell lung cancer (NSCL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langiocarcinoma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bile duct can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plastic large cell lymphoma</text:p>
          </table:table-cell>
          <table:table-cell office:value-type="string" calcext:value-type="string">
            <text:p>Ki-1+ Anaplastic Large Cell Lymphoma</text:p>
          </table:table-cell>
          <table:table-cell office:value-type="string" calcext:value-type="string">
            <text:p>ALC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st cancer</text:p>
          </table:table-cell>
          <table:table-cell office:value-type="string" calcext:value-type="string">
            <text:p>Breast Carcinoma, Malignant neoplasm of br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illary thyroid carcinoma</text:p>
          </table:table-cell>
          <table:table-cell office:value-type="string" calcext:value-type="string">
            <text:p>Papillary Thyroid Carcinoma</text:p>
          </table:table-cell>
          <table:table-cell office:value-type="string" calcext:value-type="string">
            <text:p>papillary thyroid carcino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oblastoma</text:p>
          </table:table-cell>
          <table:table-cell office:value-type="string" calcext:value-type="string">
            <text:p>Glioblastoma</text:p>
          </table:table-cell>
          <table:table-cell office:value-type="string" calcext:value-type="string">
            <text:p>glioblastoma multiforme (GB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al cell carcinoma</text:p>
          </table:table-cell>
          <table:table-cell office:value-type="string" calcext:value-type="string">
            <text:p>Experimental Organism Basal Cell Carcinoma</text:p>
          </table:table-cell>
          <table:table-cell office:value-type="string" calcext:value-type="string">
            <text:p>basal-cell cancer (BC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oma</text:p>
          </table:table-cell>
          <table:table-cell office:value-type="string" calcext:value-type="string">
            <text:p>Gli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yroid cancer</text:p>
          </table:table-cell>
          <table:table-cell office:value-type="string" calcext:value-type="string">
            <text:p>Malignant neoplasm of thyroid, Thyroid carcinoma</text:p>
          </table:table-cell>
          <table:table-cell office:value-type="string" calcext:value-type="string">
            <text:p>There are four main types – papillary thyroid cancer, follicular thyroid cancer, medullary thyroid cancer, and anaplastic thyroid canc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g cancer</text:p>
          </table:table-cell>
          <table:table-cell office:value-type="string" calcext:value-type="string">
            <text:p>Carcinoma of lung, Malignant neoplasm of l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tate cancer</text:p>
          </table:table-cell>
          <table:table-cell office:value-type="string" calcext:value-type="string">
            <text:p>Malignant neoplasm of prostate, Prostate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enoid cystic carcinoma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adenocyst, malignant cylindroma, adenocystic, adenoidcystic, ACC or Ad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ute myeloid leukemia</text:p>
          </table:table-cell>
          <table:table-cell/>
          <table:table-cell office:value-type="string" calcext:value-type="string">
            <text:p>A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ute myeloid leukemia</text:p>
          </table:table-cell>
          <table:table-cell table:number-columns-repeated="5"/>
        </table:table-row>
      </table:table>
      <table:table table:name="gen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origina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F (V600E)</text:p>
          </table:table-cell>
          <table:table-cell office:value-type="string" calcext:value-type="string">
            <text:p>B-raf (V600E), BRAF gene, BRAF protein, Proto-Oncogene Proteins B-r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F(V600K)</text:p>
          </table:table-cell>
          <table:table-cell office:value-type="string" calcext:value-type="string">
            <text:p>B-raf (V600E), BRAF gene, BRAF protein, Proto-Oncogene Proteins B-r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F (V600R)</text:p>
          </table:table-cell>
          <table:table-cell office:value-type="string" calcext:value-type="string">
            <text:p>B-raf (V600E), BRAF gene, BRAF protein, Proto-Oncogene Proteins B-raf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AF(K601E)</text:p>
          </table:table-cell>
          <table:table-cell table:style-name="ce2" office:value-type="string" calcext:value-type="string">
            <text:p>B-raf (V600E), BRAF gene, BRAF protein, Proto-Oncogene Proteins B-raf</text:p>
          </table:table-cell>
          <table:table-cell table:style-name="ce2"/>
          <table:table-cell table:style-name="ce2" office:value-type="string" calcext:value-type="string">
            <text:p>1 results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BRAF (V600E), PTEN loss of function</text:p>
          </table:table-cell>
          <table:table-cell office:value-type="string" calcext:value-type="string">
            <text:p>BRAF (V600E), Cell or Molecular Dysfunction</text:p>
          </table:table-cell>
          <table:table-cell/>
          <table:table-cell office:value-type="string" calcext:value-type="string">
            <text:p>68 resu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BRAF</text:span> (V600E), NRAS (Q61R)</text:p>
          </table:table-cell>
          <table:table-cell office:value-type="string" calcext:value-type="string">
            <text:p><text:span text:style-name="T1">BRAF (V600E), </text:span>N-ras Genes, p21 N-Ras Protein</text:p>
          </table:table-cell>
          <table:table-cell/>
          <table:table-cell office:value-type="string" calcext:value-type="string">
            <text:p>45 resu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F amplification</text:p>
          </table:table-cell>
          <table:table-cell office:value-type="string" calcext:value-type="string">
            <text:p>BRAF, Gene Amplification Abnormality, Gene Amplification Techni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RAS (Q61R)</text:p>
          </table:table-cell>
          <table:table-cell office:value-type="string" calcext:value-type="string">
            <text:p>N-ras Genes, NRAS gene, p21 N-Ras Protein (Q61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RAS (Q61L)</text:p>
          </table:table-cell>
          <table:table-cell office:value-type="string" calcext:value-type="string">
            <text:p><text:span text:style-name="T1">N-ras Genes, NRAS gene, p21 N-Ras Protein (Q61L</text:span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T (L576P)</text:p>
          </table:table-cell>
          <table:table-cell office:value-type="string" calcext:value-type="string">
            <text:p>Drug Kit, Kit Component of Device, Kit Dosing Unit, Kit device, Promotional Kit (L576P)</text:p>
          </table:table-cell>
          <table:table-cell table:number-columns-repeated="1022"/>
        </table:table-row>
        <table:table-row table:style-name="ro1">
          <table:table-cell table:number-columns-repeated="2" table:style-name="ce2" office:value-type="string" calcext:value-type="string">
            <text:p>KIT (L576P), KIT amplification</text:p>
          </table:table-cell>
          <table:table-cell table:style-name="ce2"/>
          <table:table-cell table:style-name="ce2" office:value-type="string" calcext:value-type="string">
            <text:p>7 results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KIT (K642E)</text:p>
          </table:table-cell>
          <table:table-cell office:value-type="string" calcext:value-type="string">
            <text:p><text:span text:style-name="T1">Drug Kit, Kit Component of Device, Kit Dosing Unit, Kit device, Promotional Kit (K642E</text:span>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IT (N822Y)</text:p>
          </table:table-cell>
          <table:table-cell table:style-name="ce2" office:value-type="string" calcext:value-type="string">
            <text:p><text:span text:style-name="T1">Drug Kit, Kit Component of Device, Kit Dosing Unit, Kit device, Promotional Kit (N822Y</text:span>)</text:p>
          </table:table-cell>
          <table:table-cell table:style-name="ce2"/>
          <table:table-cell table:style-name="ce2" office:value-type="string" calcext:value-type="string">
            <text:p>no results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KIT amplification</text:p>
          </table:table-cell>
          <table:table-cell office:value-type="string" calcext:value-type="string">
            <text:p><text:span text:style-name="T1">Drug Kit, Kit Component of Device, Kit Dosing Unit, Kit device, Promotional Kit (Gene Amplification Abnormality, Gene Amplification Technique</text:span>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F1 truncation</text:p>
          </table:table-cell>
          <table:table-cell table:style-name="ce2" office:value-type="string" calcext:value-type="string">
            <text:p>Neurofibromatosis 1, Neurofibromatosis Type 1 Protein (Protein Truncation Abnormality)</text:p>
          </table:table-cell>
          <table:table-cell table:style-name="ce2"/>
          <table:table-cell table:style-name="ce2" office:value-type="string" calcext:value-type="string">
            <text:p>172 results, relevance judgment needed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NTRK1 rearrangement</text:p>
          </table:table-cell>
          <table:table-cell office:value-type="string" calcext:value-type="string">
            <text:p>TRK Rearrangement</text:p>
          </table:table-cell>
          <table:table-cell office:value-type="string" calcext:value-type="string">
            <text:p>NTRK1 rearrangement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TP53 loss of func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mor cells with &gt;50% membranous PD-L1 expression </text:p>
          </table:table-cell>
          <table:table-cell table:style-name="ce2" office:value-type="string" calcext:value-type="string">
            <text:p>PD-L1 (Antigens, CD274, CD274 wt Allele)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umor cells negative for PD-L1 expression</text:p>
          </table:table-cell>
          <table:table-cell table:style-name="ce2" office:value-type="string" calcext:value-type="string">
            <text:p>Negative for tumor cells for PD-L1 expression(Antigens, CD274, CD274 wt Allele)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high tumor mutational burden</text:p>
          </table:table-cell>
          <table:table-cell office:value-type="string" calcext:value-type="string">
            <text:p>High Tumor Burden Mutation</text:p>
          </table:table-cell>
          <table:table-cell office:value-type="string" calcext:value-type="string">
            <text:p>high tumor mutational burden(TMB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ensive tumor infiltrating lymphocytes</text:p>
          </table:table-cell>
          <table:table-cell office:value-type="string" calcext:value-type="string">
            <text:p><text:span text:style-name="T1">Extensive </text:span>Therapeutic Tumor Infiltrating Lymphocytes</text:p>
          </table:table-cell>
          <table:table-cell office:value-type="string" calcext:value-type="string">
            <text:p><text:span text:style-name="T1">extensive tumor infiltrating lymphocytes(</text:span>TIL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tumor infiltrating lymphocytes</text:p>
          </table:table-cell>
          <table:table-cell office:value-type="string" calcext:value-type="string">
            <text:p>lymphocytes without tumor infiltrating</text:p>
          </table:table-cell>
          <table:table-cell office:value-type="string" calcext:value-type="string">
            <text:p>no tumor infiltrating lymphocytes(TIL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TEN loss of function</text:p>
          </table:table-cell>
          <table:table-cell table:style-name="ce2"/>
          <table:table-cell table:style-name="ce2" office:value-type="string" calcext:value-type="string">
            <text:p>PTEN loss of functio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APC loss of function</text:p>
          </table:table-cell>
          <table:table-cell table:style-name="ce2"/>
          <table:table-cell table:style-name="ce2" office:value-type="string" calcext:value-type="string">
            <text:p>Adenomatous Polyposis Coli loss of functio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high serum LDH levels</text:p>
          </table:table-cell>
          <table:table-cell table:style-name="ce2"/>
          <table:table-cell table:style-name="ce2" office:value-type="string" calcext:value-type="string">
            <text:p>High Serum lactate dehydrogenase measurement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NRAS</text:p>
          </table:table-cell>
          <table:table-cell office:value-type="string" calcext:value-type="string">
            <text:p>N-ras Genes, NRAS gene, p21 N-Ras Protein</text:p>
          </table:table-cell>
          <table:table-cell office:value-type="string" calcext:value-type="string">
            <text:p>NS6; CMNS; NCMS; ALPS4; N-ras; NRAS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office:value-type="string" calcext:value-type="string">
            <text:p>HSCR1; MEN2A; MEN2B; CDHF12; CDHR16; RET-ELE1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K</text:p>
          </table:table-cell>
          <table:table-cell office:value-type="string" calcext:value-type="string">
            <text:p>CD246; NBLS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FR</text:p>
          </table:table-cell>
          <table:table-cell office:value-type="string" calcext:value-type="string">
            <text:p>Epidermal Growth Factor Receptor Measurement, Estimated Glomerular Filtration Rate</text:p>
          </table:table-cell>
          <table:table-cell office:value-type="string" calcext:value-type="string">
            <text:p>ERBB; HER1; mENA; ERBB1; PIG61; NISBD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1</text:p>
          </table:table-cell>
          <table:table-cell office:value-type="string" calcext:value-type="string">
            <text:p>ROS1 gene, ROS1 protein</text:p>
          </table:table-cell>
          <table:table-cell office:value-type="string" calcext:value-type="string">
            <text:p>ROS; MCF3; c-ros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KN2A</text:p>
          </table:table-cell>
          <table:table-cell office:value-type="string" calcext:value-type="string">
            <text:p>Cyclin-Dependent Kinase Inhibitor p16</text:p>
          </table:table-cell>
          <table:table-cell office:value-type="string" calcext:value-type="string">
            <text:p>ARF; MLM; P14; P16; P19; CMM2; INK4; MTS1; TP16; CDK4I; CDKN2; INK4A; MTS-1; P14ARF; P19ARF; P16INK4; P16INK4A; P16-INK4A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L1</text:p>
          </table:table-cell>
          <table:table-cell office:value-type="string" calcext:value-type="string">
            <text:p>ABL; JTK7; p150; c-ABL; v-abl; CHDSKM; c-ABL1; bcr/a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FR</text:p>
          </table:table-cell>
          <table:table-cell office:value-type="string" calcext:value-type="string">
            <text:p>Epidermal Growth Factor Receptor Measurement, Estimated Glomerular Filtration Rate</text:p>
          </table:table-cell>
          <table:table-cell office:value-type="string" calcext:value-type="string">
            <text:p>ERBB; HER1; mENA; ERBB1; PIG61; NISBD2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MDM2</text:p>
          </table:table-cell>
          <table:table-cell office:value-type="string" calcext:value-type="string">
            <text:p>HDMX; hdm2; AC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KN2A</text:p>
          </table:table-cell>
          <table:table-cell office:value-type="string" calcext:value-type="string">
            <text:p>Cyclin-Dependent Kinase Inhibitor p16</text:p>
          </table:table-cell>
          <table:table-cell office:value-type="string" calcext:value-type="string">
            <text:p>ARF; MLM; P14; P16; P19; CMM2; INK4; MTS1; TP16; CDK4I; CDKN2; INK4A; MTS-1; P14ARF; P19ARF; P16INK4; P16INK4A; P16-INK4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BB2</text:p>
          </table:table-cell>
          <table:table-cell office:value-type="string" calcext:value-type="string">
            <text:p>Human Epidermal Growth Factor Receptor 2 Measurement, ERBB2 protein, herstatin protein</text:p>
          </table:table-cell>
          <table:table-cell office:value-type="string" calcext:value-type="string">
            <text:p>NEU; NGL; HER2; TKR1; CD340; HER-2; MLN 19; HER-2/ne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Hepatic methionine adenosyltransferase deficiency</text:p>
          </table:table-cell>
          <table:table-cell office:value-type="string" calcext:value-type="string">
            <text:p>HGFR; AUTS9; RCCP2; c-Met; DFNB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H1</text:p>
          </table:table-cell>
          <table:table-cell table:style-name="ce2" office:value-type="string" calcext:value-type="string">
            <text:p>IDH1 gene, Isocitrate Dehydrogenase [NADP] Cytoplasmic</text:p>
          </table:table-cell>
          <table:table-cell table:style-name="ce2" office:value-type="string" calcext:value-type="string">
            <text:p>IDH; IDP; IDCD; IDPC; PICD; HEL-216; HEL-S-26; Isocitrate Dehydrogenase Cytoplasmic</text:p>
          </table:table-cell>
          <table:table-cell table:style-name="ce2" office:value-type="string" calcext:value-type="string">
            <text:p>15 results</text:p>
          </table:table-cell>
          <table:table-cell table:style-name="ce2" table:number-columns-repeated="1020"/>
        </table:table-row>
        <table:table-row table:style-name="ro1">
          <table:table-cell table:number-columns-repeated="2" office:value-type="string" calcext:value-type="string">
            <text:p>ALK</text:p>
          </table:table-cell>
          <table:table-cell office:value-type="string" calcext:value-type="string">
            <text:p>CD246; NBLS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BB2</text:p>
          </table:table-cell>
          <table:table-cell office:value-type="string" calcext:value-type="string">
            <text:p>Human Epidermal Growth Factor Receptor 2 Measurement, ERBB2 protein, herstatin protein</text:p>
          </table:table-cell>
          <table:table-cell office:value-type="string" calcext:value-type="string">
            <text:p>NEU; NGL; HER2; TKR1; CD340; HER-2; MLN 19; HER-2/ne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RK1</text:p>
          </table:table-cell>
          <table:table-cell office:value-type="string" calcext:value-type="string">
            <text:p>High Affinity Nerve Growth Factor Receptor</text:p>
          </table:table-cell>
          <table:table-cell office:value-type="string" calcext:value-type="string">
            <text:p>MTC; TRK; TRK1; TRKA; Trk-A; p140-TrkA; neurotrophic receptor tyrosine kinase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K6</text:p>
          </table:table-cell>
          <table:table-cell office:value-type="string" calcext:value-type="string">
            <text:p>CDK6 gene, CDK6 protein</text:p>
          </table:table-cell>
          <table:table-cell office:value-type="string" calcext:value-type="string">
            <text:p>MCPH12; PLSTIRE; cyclin dependent kinase 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CH1</text:p>
          </table:table-cell>
          <table:table-cell office:value-type="string" calcext:value-type="string">
            <text:p>PTCH1 gene</text:p>
          </table:table-cell>
          <table:table-cell office:value-type="string" calcext:value-type="string">
            <text:p>PTC; BCNS; PTC1; PTCH; NBC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F</text:p>
          </table:table-cell>
          <table:table-cell office:value-type="string" calcext:value-type="string">
            <text:p>Proto-Oncogene Proteins B-raf, BRAF gene, BRAF protei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GFR1</text:p>
          </table:table-cell>
          <table:table-cell office:value-type="string" calcext:value-type="string">
            <text:p>CEK; FLG; HH2; OGD; ECCL; FLT2; KAL2; BFGFR; CD331; FGFBR; FLT-2; HBGFR; N-SAM; FGFR-1; HRTFDS; bFGF-R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EN</text:p>
          </table:table-cell>
          <table:table-cell office:value-type="string" calcext:value-type="string">
            <text:p>PTEN gene, PTEN protein</text:p>
          </table:table-cell>
          <table:table-cell office:value-type="string" calcext:value-type="string">
            <text:p>BZS; DEC; CWS1; GLM2; MHAM; TEP1; MMAC1; PTEN1; 10q23del; PTENbe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Drug Kit, Kit Component of Device, Kit Dosing Unit, Kit device, Promotional Kit</text:p>
          </table:table-cell>
          <table:table-cell office:value-type="string" calcext:value-type="string">
            <text:p>PBT, SCFR; C-Kit; CD117; MAS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H1</text:p>
          </table:table-cell>
          <table:table-cell office:value-type="string" calcext:value-type="string">
            <text:p>IDH1 gene, Isocitrate Dehydrogenase [NADP] Cytoplasmic</text:p>
          </table:table-cell>
          <table:table-cell table:style-name="ce1" office:value-type="string" calcext:value-type="string">
            <text:p>IDH; IDP; IDCD; IDPC; PICD; HEL-216; HEL-S-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T3</text:p>
          </table:table-cell>
          <table:table-cell office:value-type="string" calcext:value-type="string">
            <text:p>FLT-3 protein</text:p>
          </table:table-cell>
          <table:table-cell table:style-name="ce1" office:value-type="string" calcext:value-type="string">
            <text:p>FLK2; STK1; CD135; FLK-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6:03:03.996147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21:30:16.330520368</meta:creation-date>
    <meta:generator>LibreOffice/6.0.3.2$Linux_X86_64 LibreOffice_project/00m0$Build-2</meta:generator>
    <dc:date>2018-07-19T17:30:13.236237914</dc:date>
    <meta:editing-duration>P5DT7H17M23S</meta:editing-duration>
    <meta:editing-cycles>81</meta:editing-cycles>
    <meta:document-statistic meta:table-count="2" meta:cell-count="255" meta:object-count="0"/>
  </office:meta>
</office:document-meta>
</file>